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b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Default"/>
        <table:table-column table:style-name="co4" table:number-columns-repeated="1637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 office:value-type="string" calcext:value-type="string">
            <text:p>итогово тайм</text:p>
          </table:table-cell>
          <table:table-cell table:style-name="ce1" office:value-type="string" calcext:value-type="string">
            <text:p>ID процесса B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B2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B3]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; 2</text:p>
          </table:table-cell>
          <table:table-cell table:style-name="ce6" table:formula="of:=MAX([.D2];[.D3])+[.B4]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" table:formula="of:=[.D4]+[.B5]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" table:formula="of:=[.D4]+[.B6]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table:formula="of:=[.D6]+[.B7]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; 6</text:p>
          </table:table-cell>
          <table:table-cell table:style-name="ce6" table:formula="of:=MAX([.D5];[.D7])+[.B8]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table:formula="of:=[.D8]+[.B9]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table:formula="of:=[.B10]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table:formula="of:=[.B11]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" table:formula="of:=[.D10]+[.B12]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" table:formula="of:=[.D11]+[.B13]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77"/>
        </table:table-row>
        <table:table-row table:style-name="ro3" table:number-rows-repeated="1048562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4:07:43.06601946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5-12-07T14:20:32.096914002</dc:date>
    <meta:generator>LibreOffice/25.8.3.2$Linux_X86_64 LibreOffice_project/5ee70f9e60a556cf41458d71cbfa54885591385a</meta:generator>
    <meta:editing-duration>PT29S</meta:editing-duration>
    <meta:editing-cycles>1</meta:editing-cycles>
    <meta:document-statistic meta:table-count="1" meta:cell-count="66" meta:object-count="0"/>
    <meta:user-defined meta:name="AppVersion">16.0300</meta:user-defined>
  </office:meta>
</office:document-meta>
</file>